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ð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Ust-Ilimsk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Juketau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Mudanj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zz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Meybod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Yuz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Asrir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Guet Nda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Kolda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19T01:17:33.612000000</dc:date>
    <meta:editing-duration>P3DT44M16S</meta:editing-duration>
    <meta:editing-cycles>92</meta:editing-cycles>
    <meta:document-statistic meta:table-count="1" meta:cell-count="4845" meta:object-count="0"/>
  </office:meta>
</office:document-meta>
</file>